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1.7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292cm"/>
    </style:style>
    <style:style style:name="Table2.B" style:family="table-column">
      <style:table-column-properties style:column-width="11.72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292cm"/>
    </style:style>
    <style:style style:name="Table3.B" style:family="table-column">
      <style:table-column-properties style:column-width="11.7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5.292cm"/>
    </style:style>
    <style:style style:name="Table4.B" style:family="table-column">
      <style:table-column-properties style:column-width="11.72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46147" officeooo:paragraph-rsid="00046147"/>
    </style:style>
    <style:style style:name="P2" style:family="paragraph" style:parent-style-name="Standard">
      <style:text-properties officeooo:paragraph-rsid="00046147"/>
    </style:style>
    <style:style style:name="P3" style:family="paragraph" style:parent-style-name="Standard">
      <style:text-properties officeooo:paragraph-rsid="00046147"/>
    </style:style>
    <style:style style:name="P4" style:family="paragraph" style:parent-style-name="Standard">
      <style:text-properties officeooo:paragraph-rsid="0006a09d"/>
    </style:style>
    <style:style style:name="P5" style:family="paragraph" style:parent-style-name="Heading_20_1">
      <style:text-properties officeooo:paragraph-rsid="00046147"/>
    </style:style>
    <style:style style:name="P6" style:family="paragraph" style:parent-style-name="Heading_20_1">
      <style:text-properties officeooo:paragraph-rsid="0006a0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orksheet 1: Pet Listing</text:h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et Name: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Location: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Type (cat, dog, etc):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Age: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Image:</text:p>
          </table:table-cell>
          <table:table-cell table:style-name="Table1.B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>Traits: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Available to Adopt (yes/no):</text:p>
          </table:table-cell>
          <table:table-cell table:style-name="Table1.B2" office:value-type="string">
            <text:p text:style-name="P4"/>
          </table:table-cell>
        </table:table-row>
      </table:table>
      <text:p text:style-name="P4"/>
      <text:p text:style-name="P4"/>
      <text:p text:style-name="P4"/>
      <text:h text:style-name="P6" text:outline-level="1">Worksheet 1: Pet Listing</text:h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et Name: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Location: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Type (cat, dog, etc):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Age: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Image:</text:p>
          </table:table-cell>
          <table:table-cell table:style-name="Table2.B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2.A2" office:value-type="string">
            <text:p text:style-name="P4">Traits: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Available to Adopt (yes/no):</text:p>
          </table:table-cell>
          <table:table-cell table:style-name="Table2.B2" office:value-type="string">
            <text:p text:style-name="P4"/>
          </table:table-cell>
        </table:table-row>
      </table:table>
      <text:h text:style-name="P6" text:outline-level="1"><text:soft-page-break/>Worksheet 1: Pet Listing</text:h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Pet Name:</text:p>
          </table:table-cell>
          <table:table-cell table:style-name="Table3.B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4">Location:</text:p>
          </table:table-cell>
          <table:table-cell table:style-name="Table3.B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4">Type (cat, dog, etc):</text:p>
          </table:table-cell>
          <table:table-cell table:style-name="Table3.B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4">Age:</text:p>
          </table:table-cell>
          <table:table-cell table:style-name="Table3.B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4">Image:</text:p>
          </table:table-cell>
          <table:table-cell table:style-name="Table3.B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3.A2" office:value-type="string">
            <text:p text:style-name="P4">Traits:</text:p>
          </table:table-cell>
          <table:table-cell table:style-name="Table3.B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4">Available to Adopt (yes/no):</text:p>
          </table:table-cell>
          <table:table-cell table:style-name="Table3.B2" office:value-type="string">
            <text:p text:style-name="P4"/>
          </table:table-cell>
        </table:table-row>
      </table:table>
      <text:p text:style-name="P4"/>
      <text:p text:style-name="P4"/>
      <text:h text:style-name="P6" text:outline-level="1">Worksheet 1: Pet Listing</text:h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Pet Name:</text:p>
          </table:table-cell>
          <table:table-cell table:style-name="Table4.B1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>Location:</text:p>
          </table:table-cell>
          <table:table-cell table:style-name="Table4.B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>Type (cat, dog, etc):</text:p>
          </table:table-cell>
          <table:table-cell table:style-name="Table4.B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>Age:</text:p>
          </table:table-cell>
          <table:table-cell table:style-name="Table4.B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>Image:</text:p>
          </table:table-cell>
          <table:table-cell table:style-name="Table4.B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4.A2" office:value-type="string">
            <text:p text:style-name="P4">Traits:</text:p>
          </table:table-cell>
          <table:table-cell table:style-name="Table4.B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>Available to Adopt (yes/no):</text:p>
          </table:table-cell>
          <table:table-cell table:style-name="Table4.B2" office:value-type="string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2T10:33:27.708647118</meta:creation-date>
    <dc:date>2021-09-12T10:56:18.739368820</dc:date>
    <meta:editing-duration>PT1M30S</meta:editing-duration>
    <meta:editing-cycles>2</meta:editing-cycles>
    <meta:generator>LibreOffice/6.0.7.3$Linux_X86_64 LibreOffice_project/00m0$Build-3</meta:generator>
    <meta:document-statistic meta:table-count="4" meta:image-count="0" meta:object-count="0" meta:page-count="2" meta:paragraph-count="32" meta:word-count="72" meta:character-count="432" meta:non-whitespace-character-count="392"/>
  </office:meta>
</office:document-meta>
</file>